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3.55cm" fo:min-width="4.4cm"/>
    </style:style>
    <style:style style:name="gr2" style:family="graphic" style:parent-style-name="standard">
      <style:graphic-properties svg:stroke-color="#000000" draw:fill-color="#ff9999" draw:textarea-horizontal-align="justify" draw:textarea-vertical-align="middle" draw:auto-grow-height="false" fo:min-height="0.15cm" fo:min-width="1.5cm"/>
    </style:style>
    <style:style style:name="gr3" style:family="graphic" style:parent-style-name="standard">
      <style:graphic-properties svg:stroke-color="#000000" draw:fill-color="#ff9999" draw:textarea-horizontal-align="justify" draw:textarea-vertical-align="middle" draw:auto-grow-height="false" fo:min-height="0.36cm" fo:min-width="4.4cm"/>
    </style:style>
    <style:style style:name="gr4" style:family="graphic" style:parent-style-name="standard">
      <style:graphic-properties svg:stroke-color="#000000" draw:fill-color="#ff6600" draw:textarea-horizontal-align="justify" draw:textarea-vertical-align="middle" draw:auto-grow-height="false" fo:min-height="0.36cm" fo:min-width="4.4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1.35cm" fo:min-width="1.5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1.35cm" fo:min-width="1.5cm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4.149cm" fo:wrap-option="no-wrap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.049cm" fo:wrap-option="no-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449cm" fo:wrap-option="no-wrap"/>
    </style:style>
    <style:style style:name="gr11" style:family="graphic" style:parent-style-name="standard">
      <style:graphic-properties svg:stroke-color="#000000" draw:fill-color="#ff6600" draw:textarea-horizontal-align="justify" draw:textarea-vertical-align="middle" draw:auto-grow-height="false" fo:min-height="0.15cm" fo:min-width="1.5cm"/>
    </style:style>
    <style:style style:name="gr12" style:family="graphic" style:parent-style-name="standard">
      <style:graphic-properties svg:stroke-color="#000000" draw:fill-color="#cccccc" draw:textarea-horizontal-align="justify" draw:textarea-vertical-align="middle" draw:auto-grow-height="false" fo:min-height="0.85cm" fo:min-width="11cm"/>
    </style:style>
    <style:style style:name="gr13" style:family="graphic" style:parent-style-name="standard">
      <style:graphic-properties svg:stroke-color="#000000" draw:fill-color="#007826" draw:textarea-vertical-align="middle" draw:auto-grow-height="false" fo:min-height="0.27cm" fo:min-width="0.02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1.018cm" fo:min-width="1.542cm" fo:wrap-option="no-wrap"/>
    </style:style>
    <style:style style:name="gr15" style:family="graphic" style:parent-style-name="standard">
      <style:graphic-properties draw:textarea-horizontal-align="justify" draw:textarea-vertical-align="middle" draw:auto-grow-height="false" fo:min-height="0.947cm" fo:min-width="1.542cm" fo:wrap-option="no-wrap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9999"/>
      <style:paragraph-properties fo:text-align="center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style:paragraph-properties fo:text-align="center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007826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4.9cm" svg:height="3.8cm" svg:x="12.1cm" svg:y="4.7cm">
          <text:p text:style-name="P1">&amp;”Data”</text:p>
          <text:p text:style-name="P1">=0x400850</text:p>
          <text:p text:style-name="P1">=apszList[2]</text:p>
          <text:p text:style-name="P1">=*apszList+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4cm" svg:x="10.5cm" svg:y="20.9cm">
          <text:p text:style-name="P1">0x40085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4cm" svg:x="4.5cm" svg:y="17.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4cm" svg:x="6.5cm" svg:y="17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4cm" svg:x="12.5cm" svg:y="17.1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4cm" svg:x="8.5cm" svg:y="13.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4cm" svg:x="4.5cm" svg:y="13.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9cm" svg:height="0.61cm" svg:x="12.1cm" svg:y="8.5cm">
          <text:p text:style-name="P1">0x7ffcaa57db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9cm" svg:height="0.61cm" svg:x="7.2cm" svg:y="8.5cm">
          <text:p text:style-name="P1">0x7ffcaa57db58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9cm" svg:height="0.61cm" svg:x="2.3cm" svg:y="8.5cm">
          <text:p text:style-name="P1">0x7ffcaa57db50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9cm" svg:height="3.8cm" svg:x="2.3cm" svg:y="4.7cm">
          <text:p text:style-name="P1"><text:span text:style-name="T1">&amp;”Test”</text:span></text:p>
          <text:p text:style-name="P1"><text:span text:style-name="T1">=0x400844</text:span></text:p>
          <text:p text:style-name="P1"><text:span text:style-name="T1">=apszList[0]</text:span></text:p>
          <text:p text:style-name="P1"><text:span text:style-name="T1">=*apsz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cm" svg:height="3.8cm" svg:x="7.2cm" svg:y="4.7cm">
          <text:p text:style-name="P1">&amp;”String”</text:p>
          <text:p text:style-name="P1">=0x400849</text:p>
          <text:p text:style-name="P1">=apszList[1]</text:p>
          <text:p text:style-name="P1">=*apszList+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.6cm" svg:x="2.5cm" svg:y="11.5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.6cm" svg:x="4.5cm" svg:y="11.5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.6cm" svg:x="6.5cm" svg:y="11.5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.6cm" svg:x="8.5cm" svg:y="11.5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.6cm" svg:x="10.5cm" svg:y="11.5cm">
          <text:p text:style-name="P1">\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.6cm" svg:x="2.5cm" svg:y="15.5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.6cm" svg:x="4.5cm" svg:y="15.5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.6cm" svg:x="6.5cm" svg:y="15.5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.6cm" svg:x="8.5cm" svg:y="15.5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.6cm" svg:x="10.5cm" svg:y="15.5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.6cm" svg:x="12.5cm" svg:y="15.5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.6cm" svg:x="14.5cm" svg:y="15.5cm">
          <text:p text:style-name="P1">\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.6cm" svg:x="2.5cm" svg:y="19.3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.6cm" svg:x="4.5cm" svg:y="19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.6cm" svg:x="6.5cm" svg:y="19.3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.6cm" svg:x="8.5cm" svg:y="19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6cm" svg:x="10.5cm" svg:y="19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.6cm" svg:x="10.5cm" svg:y="19.3cm">
          <text:p text:style-name="P1">\0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1cm" svg:y1="7.2cm" svg:x2="3.7cm" svg:y2="13.2cm">
          <text:p/>
        </draw:line>
        <draw:line draw:style-name="gr7" draw:text-style-name="P5" draw:layer="layout" svg:x1="9.2cm" svg:y1="7.3cm" svg:x2="3.6cm" svg:y2="17.1cm">
          <text:p/>
        </draw:line>
        <draw:line draw:style-name="gr7" draw:text-style-name="P5" draw:layer="layout" svg:x1="14.6cm" svg:y1="7.1cm" svg:x2="3.6cm" svg:y2="21cm">
          <text:p/>
        </draw:line>
        <draw:custom-shape draw:style-name="gr8" draw:text-style-name="P6" draw:layer="layout" svg:width="4.649cm" svg:height="3.2cm" svg:x="14.151cm" svg:y="11.8cm">
          <text:p text:style-name="P1">“Test”</text:p>
          <text:p text:style-name="P1">(프로그램메모리)</text:p>
          <draw:enhanced-geometry svg:viewBox="0 0 21600 21600" draw:mirror-horizontal="false" draw:type="line-callout-2" draw:modifiers="-7659.87096774193 2685.66073102156 -3600 4000 -1156.64516129032 3731.5838800374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6" draw:layer="layout" svg:width="3.549cm" svg:height="1.5cm" svg:x="15.214cm" svg:y="18.696cm">
          <text:p text:style-name="P1">“string”</text:p>
          <text:p text:style-name="P1">(p.m.)</text:p>
          <draw:enhanced-geometry svg:viewBox="0 0 21600 21600" draw:mirror-horizontal="false" draw:type="line-callout-2" draw:modifiers="8195.83098591549 -36652.36508994 10927.7746478873 -14145.7694870087 -1521.12676056338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6" draw:layer="layout" svg:width="3.549cm" svg:height="1.5cm" svg:x="13.5cm" svg:y="21.3cm">
          <text:p text:style-name="P1">“Data”</text:p>
          <text:p text:style-name="P1">(p.m.)</text:p>
          <draw:enhanced-geometry svg:viewBox="0 0 21600 21600" draw:mirror-horizontal="false" draw:type="line-callout-2" draw:modifiers="-6358.30985915493 -16361.892071952 -3030.08450704225 -7166.42238507662 -1521.12676056338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6" draw:layer="layout" svg:width="3.949cm" svg:height="1.6cm" svg:x="3.413cm" svg:y="1.834cm">
          <text:p text:style-name="P1">apszList</text:p>
          <draw:enhanced-geometry svg:viewBox="0 0 21600 21600" draw:mirror-horizontal="false" draw:type="line-callout-2" draw:modifiers="-5949.56962025317 93658.4634603373 -11259.3417721519 61481.0743285447 -1361.62025316456 7474.32854465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3" draw:layer="layout" svg:width="2cm" svg:height="0.4cm" svg:x="2.5cm" svg:y="13.1cm">
          <text:p text:style-name="P1">0x400844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cm" svg:height="0.4cm" svg:x="2.5cm" svg:y="17.1cm">
          <text:p text:style-name="P1">0x400849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4cm" svg:x="6.5cm" svg:y="13.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4cm" svg:x="10.5cm" svg:y="13.1cm">
          <text:p text:style-name="P1">0x400848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4cm" svg:x="8.5cm" svg:y="17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4cm" svg:x="10.5cm" svg:y="17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4cm" svg:x="14.5cm" svg:y="17.1cm">
          <text:p text:style-name="P1">0x40084f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4cm" svg:x="4.5cm" svg:y="20.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4cm" svg:x="6.5cm" svg:y="20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4cm" svg:x="8.5cm" svg:y="20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1.5cm" svg:height="1.1cm" svg:x="2.9cm" svg:y="23.5cm">
          <text:p text:style-name="P1">char *apszList[3]={“Test”,”String”,”Data”};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9cm" svg:height="0.9cm" svg:x="15cm" svg:y="23.7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1" draw:text-style-name="P3" draw:layer="layout" svg:width="2cm" svg:height="0.4cm" svg:x="2.5cm" svg:y="20.9cm">
          <text:p text:style-name="P1">0x40085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9cm" svg:height="1.8cm" svg:x="0.5cm" svg:y="21.8cm">
          <text:p text:style-name="P1">고정</text:p>
          <draw:enhanced-geometry svg:viewBox="0 0 21600 21600" draw:glue-points="10800 0 3160 3160 0 10800 3160 18440 10800 21600 18440 18440 21600 10800 18440 3160 ?f14 ?f15" draw:text-areas="3200 3200 18400 18400" draw:type="round-callout" draw:modifiers="19262.0475698035 -5468.9616879511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" draw:layer="layout" svg:width="2.9cm" svg:height="1.7cm" svg:x="17.5cm" svg:y="6.4cm">
          <text:p text:style-name="P1">변화</text:p>
          <draw:enhanced-geometry svg:viewBox="0 0 21600 21600" draw:glue-points="10800 0 3160 3160 0 10800 3160 18440 10800 21600 18440 18440 21600 10800 18440 3160 ?f14 ?f15" draw:text-areas="3200 3200 18400 18400" draw:type="round-callout" draw:modifiers="-2903.82626680455 31288.88888888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3" draw:layer="layout" svg:width="2cm" svg:height="0.4cm" svg:x="2.501cm" svg:y="20.903cm">
          <text:p text:style-name="P1">0x400850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.5cm" svg:y1="4.1cm" svg:x2="18.7cm" svg:y2="4.1cm">
          <text:p/>
        </draw:line>
        <draw:line draw:style-name="gr16" draw:text-style-name="P5" draw:layer="layout" svg:x1="1.8cm" svg:y1="10.2cm" svg:x2="19cm" svg:y2="10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12:50:37.350627756</meta:creation-date>
    <dc:date>2017-06-12T20:36:53.242144604</dc:date>
    <meta:editing-duration>PT23M2S</meta:editing-duration>
    <meta:editing-cycles>5</meta:editing-cycles>
    <meta:generator>LibreOffice/5.1.6.2$Linux_X86_64 LibreOffice_project/10m0$Build-2</meta:generator>
    <meta:document-statistic meta:object-count="55"/>
  </office:meta>
</office:document-meta>
</file>